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PrefixedEvaluator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PrefixedEvaluator.StaticPrefixedEvaluator( String prefix , String delim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icPrefixedEvaluator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PrefixedEvaluator.StaticPrefixedEvalu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ticPrefixedEvaluator.canInterpret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PrefixedEvaluator.StaticPrefixedEvaluator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PrefixedEvaluator.getRequiredPrefi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